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2" style:family="table-cell" style:parent-style-name="Default" style:data-style-name="N53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table:style-name="ce2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22-10-01T09:00:00" calcext:value-type="date">
            <text:p>2022-10-01T09:00:00</text:p>
          </table:table-cell>
          <table:table-cell table:style-name="ce2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22-10-08T09:00:00" calcext:value-type="date">
            <text:p>2022-10-08T09:00:00</text:p>
          </table:table-cell>
          <table:table-cell table:style-name="ce2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22-10-15T09:00:00" calcext:value-type="date">
            <text:p>2022-10-15T09:00:00</text:p>
          </table:table-cell>
          <table:table-cell table:style-name="ce2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 table:number-rows-repeated="104828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00-00-00</text:date>, <text:time style:data-style-name="N2" text:time-value="14:13:38.011234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2T01:57:08.248246286</dc:date>
    <meta:editing-duration>P7DT3H29M36S</meta:editing-duration>
    <meta:editing-cycles>159</meta:editing-cycles>
    <meta:document-statistic meta:table-count="5" meta:cell-count="3044" meta:object-count="0"/>
  </office:meta>
</office:document-meta>
</file>